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f2b57" officeooo:paragraph-rsid="001f2b57"/>
    </style:style>
    <style:style style:name="P2" style:family="paragraph" style:parent-style-name="Text_20_body">
      <style:text-properties officeooo:rsid="002112bf" officeooo:paragraph-rsid="002112bf"/>
    </style:style>
    <style:style style:name="P3" style:family="paragraph" style:parent-style-name="Text_20_body">
      <style:paragraph-properties fo:text-align="end" style:justify-single-word="false"/>
      <style:text-properties officeooo:rsid="001be0c3" officeooo:paragraph-rsid="002979ec"/>
    </style:style>
    <style:style style:name="P4" style:family="paragraph" style:parent-style-name="Text_20_body">
      <style:text-properties officeooo:rsid="0023459b" officeooo:paragraph-rsid="0023459b"/>
    </style:style>
    <style:style style:name="P5" style:family="paragraph" style:parent-style-name="Text_20_body">
      <style:text-properties officeooo:rsid="0023459b" officeooo:paragraph-rsid="0024fb22"/>
    </style:style>
    <style:style style:name="P6" style:family="paragraph" style:parent-style-name="Text_20_body">
      <style:text-properties officeooo:rsid="0023459b" officeooo:paragraph-rsid="00256aa1"/>
    </style:style>
    <style:style style:name="P7" style:family="paragraph" style:parent-style-name="Text_20_body">
      <style:text-properties officeooo:rsid="0026cf26" officeooo:paragraph-rsid="0026cf26"/>
    </style:style>
    <style:style style:name="P8" style:family="paragraph" style:parent-style-name="Text_20_body">
      <style:text-properties officeooo:rsid="0029c71f" officeooo:paragraph-rsid="0029c71f"/>
    </style:style>
    <style:style style:name="P9" style:family="paragraph" style:parent-style-name="Text_20_body">
      <style:text-properties officeooo:rsid="0029c71f" officeooo:paragraph-rsid="002f1392"/>
    </style:style>
    <style:style style:name="P10" style:family="paragraph" style:parent-style-name="Text_20_body">
      <style:text-properties officeooo:rsid="002bbf90" officeooo:paragraph-rsid="002bbf90"/>
    </style:style>
    <style:style style:name="P11" style:family="paragraph" style:parent-style-name="Text_20_body">
      <style:text-properties officeooo:paragraph-rsid="002bbf90"/>
    </style:style>
    <style:style style:name="P12" style:family="paragraph" style:parent-style-name="Text_20_body">
      <style:text-properties officeooo:rsid="002daecc" officeooo:paragraph-rsid="002daecc"/>
    </style:style>
    <style:style style:name="P13" style:family="paragraph" style:parent-style-name="Text_20_body">
      <style:text-properties officeooo:paragraph-rsid="0030c4e7"/>
    </style:style>
    <style:style style:name="P14" style:family="paragraph" style:parent-style-name="Text_20_body">
      <style:text-properties officeooo:rsid="003409b1"/>
    </style:style>
    <style:style style:name="P15" style:family="paragraph" style:parent-style-name="Text_20_body">
      <style:text-properties officeooo:rsid="003409b1" officeooo:paragraph-rsid="003b0f24"/>
    </style:style>
    <style:style style:name="P16" style:family="paragraph" style:parent-style-name="Text_20_body">
      <style:text-properties officeooo:rsid="00372549" officeooo:paragraph-rsid="00372549"/>
    </style:style>
    <style:style style:name="P17" style:family="paragraph" style:parent-style-name="Text_20_body">
      <style:text-properties officeooo:rsid="0038afbf" officeooo:paragraph-rsid="0038afbf"/>
    </style:style>
    <style:style style:name="P18" style:family="paragraph" style:parent-style-name="Text_20_body">
      <style:text-properties officeooo:rsid="00390f4c" officeooo:paragraph-rsid="00390f4c"/>
    </style:style>
    <style:style style:name="P19" style:family="paragraph" style:parent-style-name="Text_20_body">
      <style:text-properties officeooo:rsid="003b0f24" officeooo:paragraph-rsid="003b0f24"/>
    </style:style>
    <style:style style:name="P20" style:family="paragraph" style:parent-style-name="Text_20_body">
      <style:text-properties officeooo:paragraph-rsid="002daecc"/>
    </style:style>
    <style:style style:name="P21" style:family="paragraph" style:parent-style-name="Text_20_body">
      <style:text-properties officeooo:paragraph-rsid="003e4e67"/>
    </style:style>
    <style:style style:name="P22" style:family="paragraph" style:parent-style-name="Text_20_body">
      <style:text-properties officeooo:rsid="003e4e67" officeooo:paragraph-rsid="003e4e67"/>
    </style:style>
    <style:style style:name="P23" style:family="paragraph" style:parent-style-name="Text_20_body">
      <style:text-properties officeooo:rsid="003ea110" officeooo:paragraph-rsid="003ea110"/>
    </style:style>
    <style:style style:name="P24" style:family="paragraph" style:parent-style-name="Text_20_body">
      <style:text-properties officeooo:rsid="0044e491" officeooo:paragraph-rsid="0044e491"/>
    </style:style>
    <style:style style:name="P25" style:family="paragraph" style:parent-style-name="Text_20_body">
      <style:text-properties officeooo:rsid="004b39d1" officeooo:paragraph-rsid="004b39d1"/>
    </style:style>
    <style:style style:name="P26" style:family="paragraph" style:parent-style-name="Text_20_body">
      <style:text-properties officeooo:rsid="004b39d1" officeooo:paragraph-rsid="004b84c2"/>
    </style:style>
    <style:style style:name="P27" style:family="paragraph" style:parent-style-name="Text_20_body">
      <style:text-properties officeooo:rsid="004b84c2" officeooo:paragraph-rsid="004b84c2"/>
    </style:style>
    <style:style style:name="P28" style:family="paragraph" style:parent-style-name="Text_20_body">
      <style:text-properties officeooo:rsid="004b84c2" officeooo:paragraph-rsid="00577394"/>
    </style:style>
    <style:style style:name="P29" style:family="paragraph" style:parent-style-name="Text_20_body">
      <style:text-properties officeooo:rsid="004b84c2" officeooo:paragraph-rsid="005a8ecc"/>
    </style:style>
    <style:style style:name="P30" style:family="paragraph" style:parent-style-name="Text_20_body">
      <style:text-properties fo:font-weight="normal" officeooo:rsid="0052d13a" officeooo:paragraph-rsid="0052d13a" style:font-weight-asian="normal" style:font-weight-complex="normal"/>
    </style:style>
    <style:style style:name="P31" style:family="paragraph" style:parent-style-name="Text_20_body">
      <style:text-properties fo:font-weight="normal" officeooo:rsid="00548b12" officeooo:paragraph-rsid="00548b12" style:font-weight-asian="normal" style:font-weight-complex="normal"/>
    </style:style>
    <style:style style:name="P32" style:family="paragraph" style:parent-style-name="Text_20_body">
      <style:text-properties fo:font-weight="normal" officeooo:rsid="00548b12" officeooo:paragraph-rsid="0062390a" style:font-weight-asian="normal" style:font-weight-complex="normal"/>
    </style:style>
    <style:style style:name="P33" style:family="paragraph" style:parent-style-name="Text_20_body">
      <style:text-properties fo:font-weight="normal" officeooo:rsid="0055c566" officeooo:paragraph-rsid="0055c566" style:font-weight-asian="normal" style:font-weight-complex="normal"/>
    </style:style>
    <style:style style:name="P34" style:family="paragraph" style:parent-style-name="Text_20_body">
      <style:text-properties officeooo:rsid="00577394" officeooo:paragraph-rsid="00577394"/>
    </style:style>
    <style:style style:name="P35" style:family="paragraph" style:parent-style-name="Text_20_body">
      <style:text-properties officeooo:rsid="005091ee" officeooo:paragraph-rsid="005091ee"/>
    </style:style>
    <style:style style:name="P36" style:family="paragraph" style:parent-style-name="Text_20_body">
      <style:text-properties officeooo:rsid="005f6665" officeooo:paragraph-rsid="00641c3d"/>
    </style:style>
    <style:style style:name="P37" style:family="paragraph" style:parent-style-name="Text_20_body">
      <style:text-properties officeooo:rsid="00604cd4" officeooo:paragraph-rsid="00641c3d"/>
    </style:style>
    <style:style style:name="P38" style:family="paragraph" style:parent-style-name="Text_20_body">
      <style:text-properties officeooo:paragraph-rsid="00641c3d"/>
    </style:style>
    <style:style style:name="P39" style:family="paragraph" style:parent-style-name="Text_20_body">
      <style:text-properties officeooo:rsid="00641c3d" officeooo:paragraph-rsid="00641c3d"/>
    </style:style>
    <style:style style:name="P40" style:family="paragraph" style:parent-style-name="Text_20_body">
      <style:text-properties officeooo:rsid="00641c3d" officeooo:paragraph-rsid="006588ab"/>
    </style:style>
    <style:style style:name="P41" style:family="paragraph" style:parent-style-name="Title">
      <style:paragraph-properties fo:text-align="end" style:justify-single-word="false"/>
      <style:text-properties officeooo:rsid="001ba667" officeooo:paragraph-rsid="002979ec"/>
    </style:style>
    <style:style style:name="P42" style:family="paragraph" style:parent-style-name="Text_20_body">
      <style:text-properties officeooo:rsid="00641c3d" officeooo:paragraph-rsid="007109b8"/>
    </style:style>
    <style:style style:name="P43" style:family="paragraph" style:parent-style-name="Heading_20_1">
      <style:text-properties style:text-underline-style="solid" style:text-underline-width="auto" style:text-underline-color="font-color" officeooo:rsid="0030c4e7" officeooo:paragraph-rsid="0030c4e7"/>
    </style:style>
    <style:style style:name="P44" style:family="paragraph" style:parent-style-name="Heading_20_2">
      <style:text-properties officeooo:rsid="0026cf26" officeooo:paragraph-rsid="0026cf26"/>
    </style:style>
    <style:style style:name="P45" style:family="paragraph" style:parent-style-name="Heading_20_2">
      <style:text-properties officeooo:rsid="0029c71f" officeooo:paragraph-rsid="0029c71f"/>
    </style:style>
    <style:style style:name="P46" style:family="paragraph" style:parent-style-name="Heading_20_2">
      <style:text-properties officeooo:rsid="001be0c3" officeooo:paragraph-rsid="001be0c3"/>
    </style:style>
    <style:style style:name="P47" style:family="paragraph" style:parent-style-name="Heading_20_2">
      <style:text-properties officeooo:rsid="001d65db" officeooo:paragraph-rsid="001d65db"/>
    </style:style>
    <style:style style:name="P48" style:family="paragraph" style:parent-style-name="Heading_20_2">
      <style:text-properties officeooo:rsid="003c7e1b" officeooo:paragraph-rsid="003c7e1b"/>
    </style:style>
    <style:style style:name="P49" style:family="paragraph" style:parent-style-name="Heading_20_2">
      <style:text-properties officeooo:rsid="005091ee" officeooo:paragraph-rsid="00641c3d"/>
    </style:style>
    <style:style style:name="P50" style:family="paragraph" style:parent-style-name="Heading_20_2">
      <style:text-properties officeooo:paragraph-rsid="00641c3d"/>
    </style:style>
    <style:style style:name="P51" style:family="paragraph" style:parent-style-name="Heading_20_2">
      <style:text-properties officeooo:rsid="00604cd4" officeooo:paragraph-rsid="00641c3d"/>
    </style:style>
    <style:style style:name="P52" style:family="paragraph" style:parent-style-name="Heading_20_2">
      <style:text-properties officeooo:rsid="005b2d2c" officeooo:paragraph-rsid="005b2d2c"/>
    </style:style>
    <style:style style:name="P53" style:family="paragraph" style:parent-style-name="Heading_20_2" style:list-style-name="">
      <style:text-properties officeooo:rsid="00689fc3"/>
    </style:style>
    <style:style style:name="P54" style:family="paragraph" style:parent-style-name="Heading_20_3">
      <style:text-properties officeooo:rsid="002112bf" officeooo:paragraph-rsid="002daecc"/>
    </style:style>
    <style:style style:name="P55" style:family="paragraph" style:parent-style-name="Heading_20_3">
      <style:text-properties officeooo:rsid="002112bf" officeooo:paragraph-rsid="002bbf90"/>
    </style:style>
    <style:style style:name="P56" style:family="paragraph" style:parent-style-name="Heading_20_3">
      <style:text-properties officeooo:rsid="002112bf" officeooo:paragraph-rsid="0029c71f"/>
    </style:style>
    <style:style style:name="P57" style:family="paragraph" style:parent-style-name="Heading_20_3">
      <style:text-properties officeooo:rsid="002112bf" officeooo:paragraph-rsid="002f1392"/>
    </style:style>
    <style:style style:name="P58" style:family="paragraph" style:parent-style-name="Heading_20_3">
      <style:text-properties officeooo:rsid="002112bf" officeooo:paragraph-rsid="002112bf"/>
    </style:style>
    <style:style style:name="T1" style:family="text">
      <style:text-properties fo:font-weight="bold" officeooo:rsid="001be0c3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2f1392"/>
    </style:style>
    <style:style style:name="T4" style:family="text">
      <style:text-properties officeooo:rsid="0023459b"/>
    </style:style>
    <style:style style:name="T5" style:family="text">
      <style:text-properties officeooo:rsid="0024fb22"/>
    </style:style>
    <style:style style:name="T6" style:family="text">
      <style:text-properties officeooo:rsid="00256aa1"/>
    </style:style>
    <style:style style:name="T7" style:family="text">
      <style:text-properties officeooo:rsid="001be0c3"/>
    </style:style>
    <style:style style:name="T8" style:family="text">
      <style:text-properties officeooo:rsid="0029c71f"/>
    </style:style>
    <style:style style:name="T9" style:family="text">
      <style:text-properties officeooo:rsid="002bbf90"/>
    </style:style>
    <style:style style:name="T10" style:family="text">
      <style:text-properties officeooo:rsid="002c10bc"/>
    </style:style>
    <style:style style:name="T11" style:family="text">
      <style:text-properties officeooo:rsid="002f1392"/>
    </style:style>
    <style:style style:name="T12" style:family="text">
      <style:text-properties style:text-underline-style="solid" style:text-underline-width="auto" style:text-underline-color="font-color" officeooo:rsid="0030c4e7"/>
    </style:style>
    <style:style style:name="T13" style:family="text">
      <style:text-properties style:text-underline-style="solid" style:text-underline-width="auto" style:text-underline-color="font-color" officeooo:rsid="003222f7"/>
    </style:style>
    <style:style style:name="T14" style:family="text">
      <style:text-properties officeooo:rsid="00333a35"/>
    </style:style>
    <style:style style:name="T15" style:family="text">
      <style:text-properties officeooo:rsid="00390f4c"/>
    </style:style>
    <style:style style:name="T16" style:family="text">
      <style:text-properties officeooo:rsid="003b0f24"/>
    </style:style>
    <style:style style:name="T17" style:family="text">
      <style:text-properties officeooo:rsid="002daecc"/>
    </style:style>
    <style:style style:name="T18" style:family="text">
      <style:text-properties officeooo:rsid="003e4e67"/>
    </style:style>
    <style:style style:name="T19" style:family="text">
      <style:text-properties officeooo:rsid="003ea110"/>
    </style:style>
    <style:style style:name="T20" style:family="text">
      <style:text-properties officeooo:rsid="003f1610"/>
    </style:style>
    <style:style style:name="T21" style:family="text">
      <style:text-properties officeooo:rsid="003f27b2"/>
    </style:style>
    <style:style style:name="T22" style:family="text">
      <style:text-properties officeooo:rsid="00454853"/>
    </style:style>
    <style:style style:name="T23" style:family="text">
      <style:text-properties fo:font-variant="normal" fo:text-transform="none" fo:color="#333333" style:font-name="courier" fo:font-size="9.75pt" fo:letter-spacing="normal" fo:font-style="normal" fo:font-weight="normal"/>
    </style:style>
    <style:style style:name="T24" style:family="text">
      <style:text-properties fo:font-variant="normal" fo:text-transform="none" fo:color="#333333" style:font-name="courier" fo:font-size="9.75pt" fo:letter-spacing="normal" fo:font-style="normal" fo:font-weight="normal" officeooo:rsid="00604cd4"/>
    </style:style>
    <style:style style:name="T25" style:family="text">
      <style:text-properties officeooo:rsid="004b84c2"/>
    </style:style>
    <style:style style:name="T26" style:family="text">
      <style:text-properties officeooo:rsid="004d6070"/>
    </style:style>
    <style:style style:name="T27" style:family="text">
      <style:text-properties officeooo:rsid="004e86e6"/>
    </style:style>
    <style:style style:name="T28" style:family="text">
      <style:text-properties officeooo:rsid="005068af"/>
    </style:style>
    <style:style style:name="T29" style:family="text">
      <style:text-properties officeooo:rsid="005091ee"/>
    </style:style>
    <style:style style:name="T30" style:family="text">
      <style:text-properties officeooo:rsid="005197c5"/>
    </style:style>
    <style:style style:name="T31" style:family="text">
      <style:text-properties officeooo:rsid="005429fb"/>
    </style:style>
    <style:style style:name="T32" style:family="text">
      <style:text-properties officeooo:rsid="00548b12"/>
    </style:style>
    <style:style style:name="T33" style:family="text">
      <style:text-properties officeooo:rsid="00577394"/>
    </style:style>
    <style:style style:name="T34" style:family="text">
      <style:text-properties officeooo:rsid="005a8ecc"/>
    </style:style>
    <style:style style:name="T35" style:family="text">
      <style:text-properties officeooo:rsid="005f2d26"/>
    </style:style>
    <style:style style:name="T36" style:family="text">
      <style:text-properties officeooo:rsid="00604cd4"/>
    </style:style>
    <style:style style:name="T37" style:family="text">
      <style:text-properties officeooo:rsid="00641c3d"/>
    </style:style>
    <style:style style:name="T38" style:family="text">
      <style:text-properties officeooo:rsid="006588ab"/>
    </style:style>
    <style:style style:name="T39" style:family="text">
      <style:text-properties officeooo:rsid="0067d27f"/>
    </style:style>
    <style:style style:name="T40" style:family="text">
      <style:text-properties officeooo:rsid="007109b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ROS <text:span text:style-name="T10">Log</text:span> for V2-Mini</text:p>
      <text:p text:style-name="P3"><text:span text:style-name="T1">Contributors:</text:span><text:span text:style-name="T7"> Jon Moore, ...</text:span></text:p>
      <text:h text:style-name="P44" text:outline-level="2">GitHub</text:h>
      <text:p text:style-name="P7"><text:a xlink:type="simple" xlink:href="https://github.com/v2-mini/v2-mini-robot">https://github.com/v2-mini/v2-mini-robot</text:a> </text:p>
      <text:h text:style-name="P45" text:outline-level="2">ROS Indigo</text:h>
      <text:h text:style-name="P54" text:outline-level="3">Oct 2<text:span text:style-name="T2">nd</text:span>:</text:h>
      <text:p text:style-name="P12">- <text:s/><text:span text:style-name="T8">followed the setup instructions to install </text:span>ROS Indigo on Ubuntu 14.04<text:span text:style-name="T8">:</text:span></text:p>
      <text:p text:style-name="P20"><text:a xlink:type="simple" xlink:href="http://wiki.ros.org/indigo/Installation/Ubuntu"><text:span text:style-name="T17">http://wiki.ros.org/indigo/Installation/Ubuntu</text:span></text:a><text:span text:style-name="T17"> </text:span></text:p>
      <text:h text:style-name="P46" text:outline-level="2">R200 RealSense Camera</text:h>
      <text:h text:style-name="P55" text:outline-level="3">Oct 2<text:span text:style-name="T2">nd</text:span>:</text:h>
      <text:p text:style-name="P11">- <text:s/><text:span text:style-name="T8">followed the setup instructions to install realsense camera drivers:</text:span></text:p>
      <text:p text:style-name="P10"><text:a xlink:type="simple" xlink:href="https://github.com/IntelRealSense/librealsense/blob/master/doc/installation.md">https://github.com/IntelRealSense/librealsense/blob/master/doc/installation.md</text:a> </text:p>
      <text:p text:style-name="P10">- <text:s/>followed the instructions to launch the camera with ROS:</text:p>
      <text:p text:style-name="P11"><text:span text:style-name="T9"><text:tab/></text:span><text:span text:style-name="Source_20_Text"><text:span text:style-name="T9">$ rosrun rqt_reconfigure rqt_reconfigure</text:span></text:span></text:p>
      <text:p text:style-name="P11"><text:span text:style-name="Source_20_Text"><text:tab/>$ roslaunch realsense_camera r200_nodelet_default.launch</text:span></text:p>
      <text:p text:style-name="P10"><text:a xlink:type="simple" xlink:href="https://github.com/intel-ros/realsense/tree/indigo-devel/realsense_camera">https://github.com/intel-ros/realsense/tree/indigo-devel/realsense_camera</text:a> </text:p>
      <text:h text:style-name="P47" text:outline-level="2">Arduino</text:h>
      <text:h text:style-name="P56" text:outline-level="3">Oct 2<text:span text:style-name="T2">nd</text:span>:</text:h>
      <text:p text:style-name="P8">- followed the setup instructions to install ROS's rosserial_arduino library to make arduino into a ROS node:</text:p>
      <text:p text:style-name="P8"><text:a xlink:type="simple" xlink:href="http://wiki.ros.org/rosserial_arduino/Tutorials/Arduino%20IDE%20Setup">http://wiki.ros.org/rosserial_arduino/Tutorials/Arduino%20IDE%20Setup</text:a> </text:p>
      <text:h text:style-name="P57" text:outline-level="3">Oct <text:span text:style-name="T11">6</text:span><text:span text:style-name="T3">th</text:span>:</text:h>
      <text:p text:style-name="P9">- </text:p>
      <text:h text:style-name="P47" text:outline-level="2"><text:soft-page-break/>Ultrasonic Sensors</text:h>
      <text:h text:style-name="P58" text:outline-level="3">Oct 2<text:span text:style-name="T2">nd</text:span>:</text:h>
      <text:p text:style-name="P2">- merged code from 2 sources to get a 3 pin ultrasonic reading in a distance and publishing it via ROS:</text:p>
      <text:p text:style-name="P2"><text:a xlink:type="simple" xlink:href="http://wiki.ros.org/rosserial_arduino/Tutorials/SRF08%20Ultrasonic%20Range%20Finder#Launching_the_App">http://wiki.ros.org/rosserial_arduino/Tutorials/SRF08%20Ultrasonic%20Range%20Finder#Launching_the_App</text:a> </text:p>
      <text:p text:style-name="P2"><text:a xlink:type="simple" xlink:href="https://www.arduino.cc/en/Tutorial/Ping">https://www.arduino.cc/en/Tutorial/Ping</text:a> </text:p>
      <text:p text:style-name="P2">- used these commands to run the node and echo the data:</text:p>
      <text:p text:style-name="P1"><text:tab/>$ roscore</text:p>
      <text:p text:style-name="P1"><text:tab/>$ rosrun rosserial_python serial_node.py /dev/ttyACM0</text:p>
      <text:p text:style-name="P1"><text:tab/>$ rostopic echo sonar</text:p>
      <text:p text:style-name="P1">- <text:span text:style-name="T4">bagged the ultrasonic data:</text:span></text:p>
      <text:p text:style-name="P4"><text:a xlink:type="simple" xlink:href="http://wiki.ros.org/rosbag/Tutorials/Recording%20and%20playing%20back%20data">http://wiki.ros.org/rosbag/Tutorials/Recording%20and%20playing%20back%20data</text:a> </text:p>
      <text:p text:style-name="P5"><text:tab/><text:span text:style-name="T5">$ rostopic list -v</text:span></text:p>
      <text:p text:style-name="P5"><text:tab/><text:span text:style-name="T5">$ rosbag record sonar</text:span></text:p>
      <text:p text:style-name="P5"><text:tab/><text:tab/>-<text:span text:style-name="T5"> CTL-C to kill after a few seconds.</text:span></text:p>
      <text:p text:style-name="P5"><text:tab/><text:span text:style-name="T5">$ rosbag info &lt;bagfile&gt;</text:span></text:p>
      <text:p text:style-name="P6"><text:tab/><text:span text:style-name="T6">$ rostopic echo -b &lt;bagfile&gt; /sonar</text:span></text:p>
      <text:p text:style-name="P6"/>
      <text:h text:style-name="P43" text:outline-level="1">V2-Mini Setup:</text:h>
      <text:p text:style-name="P13"/>
      <text:p text:style-name="P13"/>
      <text:p text:style-name="P13"><text:span text:style-name="T12">... </text:span><text:span text:style-name="T13">organize...</text:span></text:p>
      <text:p text:style-name="P17">- to make src and upload firmware:</text:p>
      <text:p text:style-name="P17">$ catkin_make --source ~/Code/src/v2mini_robot/</text:p>
      <text:p text:style-name="P17">$ catkin_make --source ~/Code/src/v2mini_robot/ v2mini_init_firmware_unoware-upload</text:p>
      <text:p text:style-name="P17">$ catkin_make --source ~/Code/src/v2mini_robot/ v2mini_init_firmware_megaware-upload</text:p>
      <text:p text:style-name="Text_20_body">- <text:span text:style-name="T14">namespace for multipple serial_python nodes (do the same thing for uno)</text:span></text:p>
      <text:p text:style-name="P16">$ export ROS_NAMESPACE=/<text:span text:style-name="T15">mega</text:span></text:p>
      <text:p text:style-name="P18"><text:soft-page-break/>$ rosrun rosserial_python serial_node.py _port:=/dev/arduino_mega</text:p>
      <text:p text:style-name="P14">- <text:span text:style-name="T16">s</text:span>tart both nodes <text:span text:style-name="T16">from launch file</text:span></text:p>
      <text:p text:style-name="P15"><text:tab/><text:span text:style-name="T16">$ catkin_make --source ~/Code/src/v2mini_robot/</text:span></text:p>
      <text:p text:style-name="P15"><text:tab/><text:span text:style-name="T16">$ source &lt;workspace&gt;/devel/setup.bash</text:span></text:p>
      <text:p text:style-name="P19"><text:tab/>$ roslaunch v2mini_init devices.launch </text:p>
      <text:p text:style-name="P19"/>
      <text:p text:style-name="P24">To view logging:</text:p>
      <text:p text:style-name="P24">$ rosrun rqt_logger_level rqt_logger_level</text:p>
      <text:p text:style-name="P24">$ rosrun rqt_console rqt_console</text:p>
      <text:h text:style-name="P48" text:outline-level="2">V2-Mini Workspace</text:h>
      <text:p text:style-name="P22">1. make a workspace dir:<text:tab/></text:p>
      <text:p text:style-name="P21"><text:span text:style-name="T18"><text:tab/>$</text:span> <text:span text:style-name="T18">mkdir -p ~/v2mini_ws/src</text:span></text:p>
      <text:p text:style-name="P22">2. initiate it.</text:p>
      <text:p text:style-name="P22"><text:tab/>$ cd ~/v2mini_ws/</text:p>
      <text:p text:style-name="P22"><text:tab/>$ <text:span text:style-name="T19">wstool init src</text:span></text:p>
      <text:p text:style-name="P23">3. install forked repos.</text:p>
      <text:p text:style-name="P23"><text:tab/>$ wstool set realsense --git https://github.com/v2-mini/realsense.git –version=stable</text:p>
      <text:p text:style-name="P23"><text:tab/>$ <text:span text:style-name="T20">wstool up</text:span></text:p>
      <text:p text:style-name="P23"><text:span text:style-name="T21">4</text:span>. add our custom packages to it.</text:p>
      <text:p text:style-name="P23"><text:tab/>$ catkin_make --source ~/Code/src/v2mini_robot/</text:p>
      <text:p text:style-name="P23"><text:tab/><text:span text:style-name="T22">&lt;ADD CMD FOR ECLIPSE&gt;</text:span></text:p>
      <text:h text:style-name="Heading_20_2" text:outline-level="2">Instructions for use – <text:span text:style-name="T37">Local (manual node setup)</text:span>:</text:h>
      <text:p text:style-name="P25">- open terminal <text:span text:style-name="T30">(CTL-ALT-T)</text:span>:</text:p>
      <text:p text:style-name="P25">$ roscore</text:p>
      <text:p text:style-name="P25">-open another terminal:</text:p>
      <text:p text:style-name="P26">$ <text:span text:style-name="T25">rosrun rosserial_python serial_node.py _port:=/dev/arduino_mega</text:span></text:p>
      <text:p text:style-name="P26">- <text:span text:style-name="T25">open another terminal:</text:span></text:p>
      <text:p text:style-name="P27">$ cd <text:span text:style-name="T27">~</text:span></text:p>
      <text:p text:style-name="P27"><text:soft-page-break/>$ source v2mini_ws/<text:span text:style-name="T28">devel/setup.bash</text:span></text:p>
      <text:p text:style-name="P27">- <text:span text:style-name="T33">For keyboard Control:</text:span></text:p>
      <text:p text:style-name="P29">$ rosrun v2mini_motion motion_control _<text:span text:style-name="T34">control:=remote </text:span><text:s/>_<text:span text:style-name="T33">controller:=keyboard</text:span></text:p>
      <text:p text:style-name="P34">- Or for gamepad Control:</text:p>
      <text:p text:style-name="P28">$ rosrun v2mini_motion motion_control _<text:span text:style-name="T34">control:=remote </text:span><text:s/>_<text:span text:style-name="T33">controller:=gamepad</text:span></text:p>
      <text:p text:style-name="P27">- <text:span text:style-name="T26">press CTL-C on each terminal to terminate process.</text:span></text:p>
      <text:p text:style-name="P27">- <text:span text:style-name="T29">to view keyboard output, open another terminal:</text:span></text:p>
      <text:p text:style-name="P35">$ rostopic echo /base_cmds</text:p>
      <text:h text:style-name="P49" text:outline-level="2">Instructions for use – <text:span text:style-name="T37">Local </text:span>(launcher):</text:h>
      <text:p text:style-name="P38">- <text:span text:style-name="T37">open terminal:</text:span></text:p>
      <text:p text:style-name="P39">$ source ~/v2mini_ws/devel/setup.bash</text:p>
      <text:p text:style-name="P39">- (args “use_mega” or “use_uno” must be set to false if they're not connected) </text:p>
      <text:p text:style-name="P42">$ roslaunch v2mini_motion control_motion.launch use_mega_<text:span text:style-name="T38">base</text:span>:=false <text:span text:style-name="T38">use_mega_torso:=false </text:span>use_uno:=false <text:span text:style-name="T40">remote</text:span>_machine:=<text:span text:style-name="T40">false control:=remote controller:=gamepad</text:span></text:p>
      <text:h text:style-name="P50" text:outline-level="2">Instructions <text:span text:style-name="T35">for use – Remote (manual node setup)</text:span>:</text:h>
      <text:p text:style-name="P36">$ ssh v2-mini@&lt;ip (temp)&gt;</text:p>
      <text:p text:style-name="P36">$ rosrun</text:p>
      <text:p text:style-name="P36">- new terminal</text:p>
      <text:p text:style-name="P36">$ ssh v2-mini@&lt;ip (temp)&gt;</text:p>
      <text:p text:style-name="P38"><text:span text:style-name="T36">$ </text:span><text:span text:style-name="T23">export ROS_MASTER_URI=http://</text:span><text:span text:style-name="T24">v2-mini</text:span><text:span text:style-name="T23">:11311</text:span></text:p>
      <text:p text:style-name="P36">- <text:span text:style-name="T36">start remote node (repeat for all nodes)</text:span></text:p>
      <text:p text:style-name="P36">---</text:p>
      <text:p text:style-name="P37">- open terminal</text:p>
      <text:p text:style-name="P37">$ <text:span text:style-name="T23">export ROS_MASTER_URI=</text:span><text:a xlink:type="simple" xlink:href="http://v2-mini:11311/">http://v2-mini:11311</text:a></text:p>
      <text:p text:style-name="P37">- start local node (repeat for all nodes)</text:p>
      <text:h text:style-name="P51" text:outline-level="2">Instructions for <text:span text:style-name="T37">use – </text:span>Remote (<text:span text:style-name="T37">launcher</text:span>):</text:h>
      <text:p text:style-name="P38">- <text:span text:style-name="T37">open terminal (on remote machine ie. laptop):</text:span></text:p>
      <text:p text:style-name="P39">$ source ~/v2mini_ws/devel/setup.bash</text:p>
      <text:p text:style-name="P39"><text:soft-page-break/>- (args “use_mega” or “use_uno” must be set to false if they're not connected)</text:p>
      <text:p text:style-name="P39">$ export ROS_MASTER_URI=http://&lt;remote – ip&gt;:11311</text:p>
      <text:p text:style-name="P40">$ roslaunch v2mini_motion control_motion.launch use_mega_<text:span text:style-name="T38">base</text:span>:=false <text:span text:style-name="T38">use_mega_torso:=false </text:span>use_uno:=false <text:span text:style-name="T40">remote</text:span>_machine:=<text:span text:style-name="T40">true control:=remote controller:=gamepad</text:span></text:p>
      <text:h text:style-name="P52" text:outline-level="2">Instructions for dev:</text:h>
      <text:p text:style-name="P30">- <text:span text:style-name="T31">use atom ide for firmware stuff</text:span></text:p>
      <text:p text:style-name="P30">- <text:span text:style-name="T32">build all projects:</text:span></text:p>
      <text:p text:style-name="P33">$ cd ~/v2mini_ws</text:p>
      <text:p text:style-name="P32">$ catkin_make --source ~/Code/src/v2mini_robot/</text:p>
      <text:p text:style-name="P31">- upload build to arduino:</text:p>
      <text:p text:style-name="P31">$ catkin_make --source ~/Code/src/v2mini_robot/ v2mini_init_firmware_mega_<text:span text:style-name="T39">torso</text:span>ware-upload</text:p>
      <text:h text:style-name="P53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" svg:font-family="courier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2T13:45:48.708721210</meta:creation-date>
    <meta:generator>LibreOffice/4.2.8.2$Linux_X86_64 LibreOffice_project/420m0$Build-2</meta:generator>
    <dc:date>2016-11-24T21:01:32.977897251</dc:date>
    <meta:editing-duration>P6DT18H55M52S</meta:editing-duration>
    <meta:editing-cycles>79</meta:editing-cycles>
    <meta:document-statistic meta:table-count="0" meta:image-count="0" meta:object-count="0" meta:page-count="5" meta:paragraph-count="110" meta:word-count="529" meta:character-count="4425" meta:non-whitespace-character-count="3971"/>
  </office:meta>
</office:document-meta>
</file>